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fferRankResultVO.ge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CenterOfferModel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erRankResultVO.OfferRankResultV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CenterOfferMode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CenterOfferMode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CenterOfferMode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erRankResultVO.setModel( List &lt; SearchCenterOfferModel &gt; mode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